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00000047400000077E8F996A5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2.198cm" style:rel-column-width="8191*"/>
    </style:style>
    <style:style style:name="Tabla2.H" style:family="table-column">
      <style:table-column-properties style:column-width="2.2cm" style:rel-column-width="8198*"/>
    </style:style>
    <style:style style:name="Tabla2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fo:background-color="#b3b3b3" fo:padding="0.097cm" fo:border="0.05pt solid #000000">
        <style:background-image/>
      </style:table-cell-properties>
    </style:style>
    <style:style style:name="Tab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style:font-name="FreeSans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style:text-properties style:font-name="FreeSans" fo:font-size="10pt" style:font-size-asian="10pt" style:font-size-complex="10pt"/>
    </style:style>
    <style:style style:name="P3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FreeSans" fo:font-size="10pt" style:font-size-asian="10pt" style:font-size-complex="10pt"/>
    </style:style>
    <style:style style:name="P6" style:family="paragraph" style:parent-style-name="Text_20_body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FreeSans" fo:font-size="15pt" fo:font-weight="bold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size="10pt"/>
    </style:style>
    <style:style style:name="P9" style:family="paragraph" style:parent-style-name="Text_20_body">
      <style:paragraph-properties fo:margin-left="3.78cm" fo:margin-right="0cm" fo:text-indent="-3.729cm" style:auto-text-indent="false">
        <style:tab-stops/>
      </style:paragraph-properties>
      <style:text-properties style:font-name="FreeSan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FreeSans" style:font-size-asian="10pt" style:font-size-complex="10pt"/>
    </style:style>
    <style:style style:name="T3" style:family="text">
      <style:text-properties style:font-name="FreeSans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PORTE DE ASISTENCIA</text:p>
      <text:p text:style-name="P5"/>
      <text:p text:style-name="P4">Identificación del Maestro</text:p>
      <text:p text:style-name="P5">Cédula de Identidad:<text:tab/>[[ mae_asistencias.maestro_id.cedula ]]</text:p>
      <text:p text:style-name="P5">Nombres y Apellidos:<text:tab/>[[ mae_asistencias.maestro_id.nombres ]]<text:span text:style-name="T1">, [[ mae_asistencias.maestro_id.apellidos ]]</text:span></text:p>
      <text:p text:style-name="P9">Dirección:<text:tab/>Estado [[ mae_asistencias.maestro_id.estado_id.estado ]], Municipio [[ mae_asistencias.maestro_id.municipio_id.municipio ]], [[ mae_asistencias.maestro_id.direccion_habitacion ]]</text:p>
      <text:p text:style-name="P5"/>
      <text:p text:style-name="P4">Detalle de la Asistencia</text:p>
      <text:p text:style-name="P8"><text:span text:style-name="T2">Semana desde:<text:tab/><text:tab/>[[ mae_asistencias.semana_desde ]]</text:span><text:span text:style-name="T3"><text:tab/><text:tab/><text:tab/></text:span><text:span text:style-name="T2">Semana hasta:<text:tab/><text:tab/>[[ mae_asistencias.semana_hasta ]]</text:span></text:p>
      <text:p text:style-name="P5">PIS:<text:tab/>N° [[ mae_asistencias.numero_id.nro_preimpreso ]]<text:span text:style-name="T1"> - [[ mae_asistencias.numero_id.denominacion_pis ]]</text:span></text:p>
      <table:table table:name="Tabla2" table:style-name="Tabla2">
        <table:table-column table:style-name="Tabla2.A" table:number-columns-repeated="7"/>
        <table:table-column table:style-name="Tabla2.H"/>
        <table:table-row>
          <table:table-cell table:style-name="Tabla2.A1" office:value-type="string">
            <text:p text:style-name="P10">LUN</text:p>
          </table:table-cell>
          <table:table-cell table:style-name="Tabla2.A1" office:value-type="string">
            <text:p text:style-name="P10">MAR</text:p>
          </table:table-cell>
          <table:table-cell table:style-name="Tabla2.A1" office:value-type="string">
            <text:p text:style-name="P10">MIE</text:p>
          </table:table-cell>
          <table:table-cell table:style-name="Tabla2.A1" office:value-type="string">
            <text:p text:style-name="P10">JUE</text:p>
          </table:table-cell>
          <table:table-cell table:style-name="Tabla2.A1" office:value-type="string">
            <text:p text:style-name="P10">VIE</text:p>
          </table:table-cell>
          <table:table-cell table:style-name="Tabla2.A1" office:value-type="string">
            <text:p text:style-name="P10">SAB</text:p>
          </table:table-cell>
          <table:table-cell table:style-name="Tabla2.A1" office:value-type="string">
            <text:p text:style-name="P10">DOM</text:p>
          </table:table-cell>
          <table:table-cell table:style-name="Tabla2.H1" office:value-type="string">
            <text:p text:style-name="P10">TOTAL</text:p>
          </table:table-cell>
        </table:table-row>
        <table:table-row>
          <table:table-cell table:style-name="Tabla2.A2" office:value-type="string">
            <text:p text:style-name="P10">[[ mae_asistencias.horas_lunes ]]</text:p>
          </table:table-cell>
          <table:table-cell table:style-name="Tabla2.A2" office:value-type="string">
            <text:p text:style-name="P10">[[ mae_asistencias.horas_martes ]]</text:p>
          </table:table-cell>
          <table:table-cell table:style-name="Tabla2.A2" office:value-type="string">
            <text:p text:style-name="P10">[[ mae_asistencias.horas_miercoles ]]</text:p>
          </table:table-cell>
          <table:table-cell table:style-name="Tabla2.A2" office:value-type="string">
            <text:p text:style-name="P10">[[ mae_asistencias.horas_jueves ]]</text:p>
          </table:table-cell>
          <table:table-cell table:style-name="Tabla2.A2" office:value-type="string">
            <text:p text:style-name="P10">[[ mae_asistencias.horas_viernes ]]</text:p>
          </table:table-cell>
          <table:table-cell table:style-name="Tabla2.A2" office:value-type="string">
            <text:p text:style-name="P10">[[ mae_asistencias.horas_sabado ]]</text:p>
          </table:table-cell>
          <table:table-cell table:style-name="Tabla2.A2" office:value-type="string">
            <text:p text:style-name="P10">[[ mae_asistencias.horas_domingo ]]</text:p>
          </table:table-cell>
          <table:table-cell table:style-name="Tabla2.H2" office:value-type="string">
            <text:p text:style-name="P6">[[ int(mae_asistencias.lunes) + int(mae_asistencias.martes) + int(mae_asistencias.miercoles) + int(mae_asistencias.jueves) + int(mae_asistencias.viernes) + int(mae_asistencias.sabado) + int(mae_asistencias.domingo) ]]</text:p>
          </table:table-cell>
        </table:table-row>
      </table:table>
      <text:p text:style-name="P5"/>
      <text:p text:style-name="P2"/>
      <text:p text:style-name="P3">Detalle del Pago</text:p>
      <text:p text:style-name="P2"/>
      <text:p text:style-name="P5"><text:soft-page-break/>Entidad Bancaria (INCES):<text:tab/>[[ mae_asistencias.maestro_id.entidad_id.entidad_bancaria ]]</text:p>
      <text:p text:style-name="P5">N° Cuenta del Maestro:<text:tab/><text:tab/>[[ mae_asistencias.maestro_id.cuenta_id ]]</text:p>
      <text:p text:style-name="P5">Valor de la Hora (BsF):<text:tab/><text:tab/>[[ mae_asistencias.maestro_id.nivel_id.valor_hora ]]</text:p>
      <text:p text:style-name="P5">Total de Horas Trabajadas:<text:tab/>[[ int(mae_asistencias.lunes) + int(mae_asistencias.martes) + int(mae_asistencias.miercoles) + int(mae_asistencias.jueves) + int(mae_asistencias.viernes) + int(mae_asistencias.sabado) + int(mae_asistencias.domingo) ]]</text:p>
      <text:p text:style-name="P5">Monto a Depositar:<text:tab/><text:tab/>[[ ( float(mae_asistencias.lunes) + float(mae_asistencias.martes) + float(mae_asistencias.miercoles) + float(mae_asistencias.jueves) + float(mae_asistencias.viernes) + float(mae_asistencias.sabado) + float(mae_asistencias.domingo) ) * float(mae_asistencias.maestro_id.nivel_id.valor_hora) ]]<text:span text:style-name="T1"><text:tab/>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FreeSans" fo:font-size="8pt" fo:font-style="italic" style:font-size-asian="8pt" style:font-style-asian="italic" style:font-size-complex="8pt" style:font-style-complex="italic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width="17.59cm" svg:height="1.834cm" draw:z-index="1"><draw:image xlink:href="Pictures/100002000000047400000077E8F996A5.png" xlink:type="simple" xlink:show="embed" xlink:actuate="onLoad"/></draw:frame></text:p>
      </style:header>
      <style:footer>
        <text:p text:style-name="MP1">SISR – Sistema Integrado Simón Rodríguez – Reporte emitido el <text:date style:data-style-name="N37" text:date-value="2014-04-09T16:49:14" text:fixed="true">09/04/14</text:date> hora: <text:time style:data-style-name="N41" text:time-value="2014-04-09T18:57:40.99" text:fixed="true">18:57:4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14:47:21</meta:creation-date>
    <dc:date>2014-04-09T21:50:51</dc:date>
    <meta:editing-duration>PT52M10S</meta:editing-duration>
    <meta:editing-cycles>13</meta:editing-cycles>
    <meta:generator>LibreOffice/3.5$Linux_X86_64 LibreOffice_project/350m1$Build-2</meta:generator>
    <meta:document-statistic meta:table-count="1" meta:image-count="1" meta:object-count="0" meta:page-count="2" meta:paragraph-count="31" meta:word-count="178" meta:character-count="2002" meta:non-whitespace-character-count="1847"/>
    <meta:user-defined meta:name="Información 1">http://localhost:8069</meta:user-defined>
    <meta:user-defined meta:name="Información 2">admin</meta:user-defined>
    <meta:user-defined meta:name="Información 3">272</meta:user-defined>
    <meta:user-defined meta:name="Información 4">for.pis.mae_asistencias</meta:user-defined>
  </office:meta>
</office:document-meta>
</file>